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Preformatted_20_Text">
      <style:paragraph-properties fo:margin-top="0in" fo:margin-bottom="0.1965in"/>
    </style:style>
    <style:style style:name="P6" style:family="paragraph" style:parent-style-name="Preformatted_20_Text">
      <style:paragraph-properties fo:margin-top="0in" fo:margin-bottom="0.1965in" fo:background-color="#e6e6e6">
        <style:background-image/>
      </style:paragraph-properties>
    </style:style>
    <style:style style:name="P7" style:family="paragraph" style:parent-style-name="Preformatted_20_Text">
      <style:paragraph-properties fo:background-color="#e6e6e6">
        <style:background-image/>
      </style:paragraph-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Let's Get To It!</text:h>
      <text:p text:style-name="Text_20_body">Now that we've got a solid foundation on the why, what &amp; when of testing, we're going to start diving into code. Most people's first experiences with Django involve the classic "polls" app (introduced in Django's tutorial docs). Since the tutorial never adds or mentions tests for that application, we'll use it as a starting point.</text:p>
      <text:p text:style-name="Text_20_body">You should clone the repository (<text:span text:style-name="Source_20_Text">git clone https://github.com/toastdriven/guide-to-testing-in-django.git</text:span>) to follow along. Whenever a decent chunk of code or new concept is introduced, I will mention the tag you should check out (<text:span text:style-name="Source_20_Text">git co &lt;tagname&gt;</text:span>).</text:p>
      <text:p text:style-name="Text_20_body"><text:span text:style-name="Strong_20_Emphasis">Tag:</text:span> 01-initial<text:line-break/>Our starting point is the completed "polls" app (with a few bugs intentionally added for demonstration). The first thing we'll do is run the test suite, even though we haven't added any tests yet.</text:p>
      <text:p text:style-name="Text_20_body">Run the following command:</text:p>
      <text:p text:style-name="P6"><text:span text:style-name="Source_20_Text">python manage.py test</text:span></text:p>
      <text:p text:style-name="Text_20_body">You'll get a large number of <text:span text:style-name="Source_20_Text">.</text:span>s then the following output:</text:p>
      <text:p text:style-name="Preformatted_20_Text"><text:span text:style-name="Source_20_Text">----------------------------------------------------------------------</text:span></text:p>
      <text:p text:style-name="Preformatted_20_Text"><text:span text:style-name="Source_20_Text">Ran 307 tests in 5.763s</text:span></text:p>
      <text:p text:style-name="P5"><text:span text:style-name="Source_20_Text">OK</text:span></text:p>
      <text:p text:style-name="Text_20_body">What? How are there so many tests and all of them already passing? The answer is that the various Django <text:span text:style-name="Source_20_Text">contrib</text:span> apps that are included in the <text:span text:style-name="Source_20_Text">INSTALLED_APPS</text:span> all have tests that run as part of the suite.</text:p>
      <text:p text:style-name="Text_20_body">Since we trust that Django is working right, we'll run tests only for our application (<text:span text:style-name="Source_20_Text">polls</text:span>). Run the following command:</text:p>
      <text:p text:style-name="P6"><text:span text:style-name="Source_20_Text">python manage.py test polls</text:span></text:p>
      <text:p text:style-name="Text_20_body">This limits the tests run only to those within the <text:span text:style-name="Source_20_Text">polls</text:span> app. You should get something more reasonable, like:</text:p>
      <text:p text:style-name="Preformatted_20_Text"><text:span text:style-name="Source_20_Text">.</text:span></text:p>
      <text:p text:style-name="Preformatted_20_Text"><text:span text:style-name="Source_20_Text">----------------------------------------------------------------------</text:span></text:p>
      <text:p text:style-name="Preformatted_20_Text"><text:span text:style-name="Source_20_Text">Ran 1 test in 0.000s</text:span></text:p>
      <text:p text:style-name="P5"><text:span text:style-name="Source_20_Text">OK</text:span></text:p>
      <text:p text:style-name="Text_20_body">That's better, though we still have two unaccounted-for tests. When you run <text:span text:style-name="Source_20_Text">python manage.py startapp &lt;appname&gt;</text:span>, this automatically creates a <text:span text:style-name="Source_20_Text">tests.py</text:span> file within your app. This file has two basic, kinda-useless tests included. Something like:</text:p>
      <text:p text:style-name="P7"><text:span text:style-name="Source_20_Text">"""</text:span></text:p>
      <text:p text:style-name="P7"><text:span text:style-name="Source_20_Text">This file demonstrates writing tests using the unittest module. These will pass</text:span></text:p>
      <text:p text:style-name="P7"><text:span text:style-name="Source_20_Text">when you run "manage.py test".</text:span></text:p>
      <text:p text:style-name="P7"><text:span text:style-name="Source_20_Text">Replace this with more appropriate tests for your application.</text:span></text:p>
      <text:p text:style-name="P7"><text:span text:style-name="Source_20_Text">"""</text:span></text:p>
      <text:p text:style-name="P7"><text:span text:style-name="Source_20_Text">from django.test import TestCase</text:span></text:p>
      <text:p text:style-name="P7"><text:span text:style-name="Source_20_Text">class SimpleTest(TestCase):</text:span></text:p>
      <text:p text:style-name="P7"><text:span text:style-name="Source_20_Text">    def test_basic_addition(self):</text:span></text:p>
      <text:p text:style-name="P7"><text:span text:style-name="Source_20_Text">        """</text:span></text:p>
      <text:p text:style-name="P7"><text:span text:style-name="Source_20_Text">        Tests that 1 + 1 always equals 2.</text:span></text:p>
      <text:p text:style-name="P7"><text:span text:style-name="Source_20_Text">        """</text:span></text:p>
      <text:p text:style-name="P6"><text:span text:style-name="Source_20_Text">        self.assertEqual(1 + 1, 2)</text:span></text:p>
      <text:p text:style-name="Text_20_body">Since <text:span text:style-name="Source_20_Text">1 + 1 = 2</text:span> doesn't really test anything meaningful, we're going to get rid of these &amp; replace them with something more useful. We'll start with the easiest area of Django to add new tests: views.</text:p>
      <text:h text:style-name="Heading_20_2" text:outline-level="2">Adding Tests To Views</text:h>
      <text:p text:style-name="Text_20_body">Step one is to nuke the existing tests. Select everything in <text:span text:style-name="Source_20_Text">tests.py</text:span> &amp; delete it all. Much better.</text:p>
      <text:p text:style-name="Text_20_body"><text:span text:style-name="Strong_20_Emphasis">Tag:</text:span> 02-first-test<text:line-break/><text:soft-page-break/>Let's replace it with the simplest meaningful test we can do:</text:p>
      <text:p text:style-name="P7"><text:span text:style-name="Source_20_Text">from django.test import TestCase</text:span></text:p>
      <text:p text:style-name="P7"><text:span text:style-name="Source_20_Text">class PollsViewsTestCase(TestCase):</text:span></text:p>
      <text:p text:style-name="P7"><text:span text:style-name="Source_20_Text">    def test_index(self):</text:span></text:p>
      <text:p text:style-name="P7"><text:span text:style-name="Source_20_Text">        resp = self.client.get('/polls/')</text:span></text:p>
      <text:p text:style-name="P6"><text:span text:style-name="Source_20_Text">        self.assertEqual(resp.status_code, 200)</text:span></text:p>
      <text:p text:style-name="Text_20_body">This code sets up a new test case (<text:span text:style-name="Source_20_Text">PollsViewsTestCase</text:span>), which you can think of as a collection of related tests. Any method name starting with <text:span text:style-name="Source_20_Text">test</text:span> will be run automatically &amp; its output will be included in the testing output when we run the command.</text:p>
      <text:p text:style-name="Text_20_body">The test itself is simple. We ask the <text:a xlink:type="simple" xlink:href="http://docs.djangoproject.com/en/1.3/topics/testing/#module-django.test.client"><text:span text:style-name="Source_20_Text">Client</text:span></text:a> (<text:span text:style-name="Source_20_Text">self.client</text:span>) built-in to Django's <text:a xlink:type="simple" xlink:href="http://docs.djangoproject.com/en/1.3/topics/testing/#writing-unit-tests"><text:span text:style-name="Source_20_Text">TestCase</text:span></text:a> to fetch the URL <text:span text:style-name="Source_20_Text">/polls/</text:span> using <text:span text:style-name="Source_20_Text">GET</text:span>. We store that response (an <text:a xlink:type="simple" xlink:href="http://docs.djangoproject.com/en/1.3/ref/request-response/#httpresponse-objects"><text:span text:style-name="Source_20_Text">HttpResponse</text:span></text:a> in <text:span text:style-name="Source_20_Text">resp</text:span>, then perform tests on it.</text:p>
      <text:p text:style-name="Text_20_body">In this case, we do a simple check on what status code did we get back. Since successful HTTP GET requests result in a <text:span text:style-name="Source_20_Text">200</text:span>, we do an <text:span text:style-name="Source_20_Text">assertEqual</text:span> to make sure <text:span text:style-name="Source_20_Text">resp.status_code = 200</text:span>. When we run our tests, we get:</text:p>
      <text:p text:style-name="Preformatted_20_Text"><text:span text:style-name="Source_20_Text">.</text:span></text:p>
      <text:p text:style-name="Preformatted_20_Text"><text:span text:style-name="Source_20_Text">----------------------------------------------------------------------</text:span></text:p>
      <text:p text:style-name="Preformatted_20_Text"><text:span text:style-name="Source_20_Text">Ran 1 test in 0.114s</text:span></text:p>
      <text:p text:style-name="P5"><text:span text:style-name="Source_20_Text">OK</text:span></text:p>
      <text:p text:style-name="Text_20_body">Much better. And cheers, because we know that our index view works! Or does it? We know that the user will get a successful response, but we don't know what content the user will get.</text:p>
      <text:p text:style-name="Text_20_body">Fortunately, we got back that <text:span text:style-name="Source_20_Text">HttpResponse</text:span> we stashed in <text:span text:style-name="Source_20_Text">resp</text:span>. As you (hopefully) know, <text:span text:style-name="Source_20_Text">HttpResponse</text:span> objects include the content the user should get back. We could test that content against a known string. However, that'd be comparing the full rendered content of the page, which could have other elements involved (template tags, design changes, etc.) that could make our tests fail when there's nothing wrong.</text:p>
      <text:p text:style-name="Text_20_body">Fortunately, there's a better way. The <text:span text:style-name="Source_20_Text">HttpResponse</text:span> you get back has a number of additional properties on it that will make it easier for us to test. In particular, the useful ones are:</text:p>
      <text:list xml:id="list532971571" text:style-name="L1">
        <text:list-item>
          <text:p text:style-name="P3"><text:span text:style-name="Source_20_Text">resp.status_code</text:span> </text:p>
        </text:list-item>
        <text:list-item>
          <text:p text:style-name="P3"><text:span text:style-name="Source_20_Text">resp.context</text:span> </text:p>
        </text:list-item>
        <text:list-item>
          <text:p text:style-name="P3"><text:span text:style-name="Source_20_Text">resp.templates</text:span> </text:p>
        </text:list-item>
        <text:list-item>
          <text:p text:style-name="P1"><text:span text:style-name="Source_20_Text">resp[&lt;header name&gt;]</text:span> </text:p>
        </text:list-item>
      </text:list>
      <text:p text:style-name="Text_20_body">Since the context should be very consistent between runs, let's use it to make sure things are on the up &amp; up:</text:p>
      <text:p text:style-name="P7"><text:span text:style-name="Source_20_Text">from django.test import TestCase</text:span></text:p>
      <text:p text:style-name="P7"><text:span text:style-name="Source_20_Text">class PollsViewsTestCase(TestCase):</text:span></text:p>
      <text:p text:style-name="P7"><text:span text:style-name="Source_20_Text">    def test_index(self):</text:span></text:p>
      <text:p text:style-name="P7"><text:span text:style-name="Source_20_Text">        resp = self.client.get('/polls/')</text:span></text:p>
      <text:p text:style-name="P7"><text:span text:style-name="Source_20_Text">        self.assertEqual(resp.status_code, 200)</text:span></text:p>
      <text:p text:style-name="P7"><text:span text:style-name="Source_20_Text">        self.assertTrue('latest_poll_list' in resp.context)</text:span></text:p>
      <text:p text:style-name="P6"><text:span text:style-name="Source_20_Text">        self.assertEqual([poll.pk for poll in resp.context['latest_poll_list']], [1])</text:span></text:p>
      <text:p text:style-name="Text_20_body">We add a check to make sure the <text:span text:style-name="Source_20_Text">latest_poll_list</text:span> key is seen in the <text:span text:style-name="Source_20_Text">context</text:span>. Then we make sure that the only <text:span text:style-name="Source_20_Text">Poll</text:span> we have in our database is in that list of latest polls.</text:p>
      <text:p text:style-name="Text_20_body">You might be asking "why use a list comprehension"? The answer is that, without using a list comprehension, what you'll actually get back out of the context is that list of the most recent five <text:span text:style-name="Source_20_Text">Polls</text:span>. Since you're evaluating the list when you run <text:span text:style-name="Source_20_Text">assertEqual</text:span>, the <text:span text:style-name="Source_20_Text">Poll</text:span> objects will each return their <text:span text:style-name="Source_20_Text">__unicode__</text:span> method, which could change over time. By checking the <text:span text:style-name="Source_20_Text">pk</text:span>, we make sure that out tests don't randomly fail in the future.</text:p>
      <text:p text:style-name="Text_20_body">Let's run our tests:</text:p>
      <text:p text:style-name="P6"><text:span text:style-name="Source_20_Text">python manage.py test polls</text:span></text:p>
      <text:p text:style-name="Text_20_body">Uh-oh. This doesn't look good:</text:p>
      <text:p text:style-name="P7"><text:span text:style-name="Source_20_Text">F</text:span></text:p>
      <text:p text:style-name="P7"><text:span text:style-name="Source_20_Text">======================================================================</text:span></text:p>
      <text:p text:style-name="P7"><text:soft-page-break/><text:span text:style-name="Source_20_Text">FAIL: test_index (polls.tests.PollsViewsTestCase)</text:span></text:p>
      <text:p text:style-name="P7"><text:span text:style-name="Source_20_Text">----------------------------------------------------------------------</text:span></text:p>
      <text:p text:style-name="P7"><text:span text:style-name="Source_20_Text">Traceback (most recent call last):</text:span></text:p>
      <text:p text:style-name="P7"><text:span text:style-name="Source_20_Text">  File "/Users/daniel/Desktop/guide_to_testing/polls/tests.py", line 9, in test_index</text:span></text:p>
      <text:p text:style-name="P7"><text:span text:style-name="Source_20_Text">    self.assertEqual([poll.pk for poll in resp.context['latest_poll_list']], [1])</text:span></text:p>
      <text:p text:style-name="P7"><text:span text:style-name="Source_20_Text">AssertionError: Lists differ: [] != [1]</text:span></text:p>
      <text:p text:style-name="P7"><text:span text:style-name="Source_20_Text">Second list contains 1 additional elements.</text:span></text:p>
      <text:p text:style-name="P7"><text:span text:style-name="Source_20_Text">First extra element 0:</text:span></text:p>
      <text:p text:style-name="P7"><text:span text:style-name="Source_20_Text">1</text:span></text:p>
      <text:p text:style-name="P7"><text:span text:style-name="Source_20_Text">- []</text:span></text:p>
      <text:p text:style-name="P7"><text:span text:style-name="Source_20_Text">+ [1]</text:span></text:p>
      <text:p text:style-name="P7"><text:span text:style-name="Source_20_Text">?  +</text:span></text:p>
      <text:p text:style-name="P7"><text:span text:style-name="Source_20_Text">----------------------------------------------------------------------</text:span></text:p>
      <text:p text:style-name="P7"><text:span text:style-name="Source_20_Text">Ran 1 test in 0.100s</text:span></text:p>
      <text:p text:style-name="P6"><text:span text:style-name="Source_20_Text">FAILED (failures=1)</text:span></text:p>
      <text:p text:style-name="Text_20_body">What happened? Our <text:span text:style-name="Source_20_Text">.</text:span> was replaced with an <text:span text:style-name="Source_20_Text">F</text:span> &amp; we got a traceback saying <text:span text:style-name="Source_20_Text">AssertionError: Lists differ: [] != [1]</text:span>. For some reason, the list of primary keys we were expecting wasn't there!</text:p>
      <text:p text:style-name="Text_20_body">The reason is that tests don't run against the database you have in your <text:span text:style-name="Source_20_Text">settings.py</text:span>. This could lead to destroying real data. Instead, Django runs your tests against a test-only database. When Django creates that database, it's completely empty, hence, the <text:span text:style-name="Source_20_Text">Poll</text:span> that's present in our "live" database isn't there.</text:p>
      <text:p text:style-name="Text_20_body">To fix this, we can manually recreate the data as part of the test.</text:p>
      <text:p text:style-name="P7"><text:span text:style-name="Source_20_Text">import datetime</text:span></text:p>
      <text:p text:style-name="P7"><text:span text:style-name="Source_20_Text">from django.test import TestCase</text:span></text:p>
      <text:p text:style-name="P7"><text:span text:style-name="Source_20_Text">from polls.models import Poll, Choice</text:span></text:p>
      <text:p text:style-name="P7"><text:span text:style-name="Source_20_Text">class PollsViewsTestCase(TestCase):</text:span></text:p>
      <text:p text:style-name="P7"><text:span text:style-name="Source_20_Text">    def test_index(self):</text:span></text:p>
      <text:p text:style-name="P7"><text:span text:style-name="Source_20_Text">        poll_1 = Poll.objects.create(</text:span></text:p>
      <text:p text:style-name="P7"><text:span text:style-name="Source_20_Text">            question='Are you learning about testing in Django?',</text:span></text:p>
      <text:p text:style-name="P7"><text:span text:style-name="Source_20_Text">            pub_date=datetime.datetime(2011, 04, 10, 0, 37)</text:span></text:p>
      <text:p text:style-name="P7"><text:span text:style-name="Source_20_Text">        )</text:span></text:p>
      <text:p text:style-name="P7"><text:span text:style-name="Source_20_Text">        choice_1 = Choice.objects.create(</text:span></text:p>
      <text:p text:style-name="P7"><text:span text:style-name="Source_20_Text">            poll=poll_1,</text:span></text:p>
      <text:p text:style-name="P7"><text:span text:style-name="Source_20_Text">            choice='Yes',</text:span></text:p>
      <text:p text:style-name="P7"><text:span text:style-name="Source_20_Text">            votes=0</text:span></text:p>
      <text:p text:style-name="P7"><text:span text:style-name="Source_20_Text">        )</text:span></text:p>
      <text:p text:style-name="P7"><text:span text:style-name="Source_20_Text">        choice_2 = Choice.objects.create(</text:span></text:p>
      <text:p text:style-name="P7"><text:span text:style-name="Source_20_Text">            poll=poll_1,</text:span></text:p>
      <text:p text:style-name="P7"><text:span text:style-name="Source_20_Text">            choice='No',</text:span></text:p>
      <text:p text:style-name="P7"><text:span text:style-name="Source_20_Text">            votes=0</text:span></text:p>
      <text:p text:style-name="P7"><text:span text:style-name="Source_20_Text">        )</text:span></text:p>
      <text:p text:style-name="P7"><text:span text:style-name="Source_20_Text">        resp = self.client.get('/polls/')</text:span></text:p>
      <text:p text:style-name="P7"><text:span text:style-name="Source_20_Text">        self.assertEqual(resp.status_code, 200)</text:span></text:p>
      <text:p text:style-name="P7"><text:span text:style-name="Source_20_Text">        self.assertTrue('latest_poll_list' in resp.context)</text:span></text:p>
      <text:p text:style-name="P6"><text:span text:style-name="Source_20_Text">        self.assertEqual([poll.pk for poll in resp.context['latest_poll_list']], [1])</text:span></text:p>
      <text:p text:style-name="Text_20_body">Now, if we run our tests, we get:</text:p>
      <text:p text:style-name="Preformatted_20_Text"><text:span text:style-name="Source_20_Text">----------------------------------------------------------------------</text:span></text:p>
      <text:p text:style-name="Preformatted_20_Text"><text:span text:style-name="Source_20_Text">Ran 1 test in 0.020s</text:span></text:p>
      <text:p text:style-name="P5"><text:span text:style-name="Source_20_Text">OK</text:span></text:p>
      <text:p text:style-name="Text_20_body">Much better. However, that was a lot of work to create that data &amp; having to do that a lot could get verbose, when what you want is for a test to be a concise as possible. There's a general solution to this problem, in the form of fixtures.</text:p>
      <text:h text:style-name="Heading_20_2" text:outline-level="2">Adding fixtures</text:h>
      <text:p text:style-name="Text_20_body">Fixtures are serialized data that are easy to load. And one of the best uses if for test data within test cases. There are several options for creating them:</text:p>
      <text:list xml:id="list51758546" text:style-name="L2">
        <text:list-item>
          <text:p text:style-name="P4"><text:span text:style-name="Source_20_Text">python manage.py dumpdata</text:span> </text:p>
        </text:list-item>
        <text:list-item>
          <text:p text:style-name="P4"><text:soft-page-break/>By hand </text:p>
        </text:list-item>
        <text:list-item>
          <text:p text:style-name="P2">Applications like <text:span text:style-name="Source_20_Text">testmaker</text:span> </text:p>
        </text:list-item>
      </text:list>
      <text:p text:style-name="Text_20_body">For now, because we're lazy &amp; want to use what's included with Django, we'll take our "live" database &amp; dump that data. Run the following command:</text:p>
      <text:p text:style-name="Preformatted_20_Text"><text:span text:style-name="Source_20_Text">mkdir polls/fixtures</text:span></text:p>
      <text:p text:style-name="P5"><text:span text:style-name="Source_20_Text">python manage.py dumpdata polls --indent=4 &gt; polls/fixtures/polls_views_testdata.json</text:span></text:p>
      <text:p text:style-name="Text_20_body">This gives us a new directory (<text:span text:style-name="Source_20_Text">fixtures</text:span>) &amp; drops some nicely formatted JSON data in <text:span text:style-name="Source_20_Text">polls_views_testdata.json</text:span>. Let's use this new fixture to run our tests.</text:p>
      <text:p text:style-name="Text_20_body"><text:span text:style-name="Strong_20_Emphasis">Warning</text:span> - Fixture names are "project-wide", so make sure your fixtures have a unique name, otherwise you may get unexpected data.</text:p>
      <text:p text:style-name="Text_20_body"><text:span text:style-name="Strong_20_Emphasis">Tag:</text:span> 03-better-index<text:line-break/>First, we need to modify our code to use this new fixture. We'll remove the model creation bits we added &amp; use the <text:span text:style-name="Source_20_Text">TestCase.fixtures</text:span> attribute to tell Django's testing facilities what data we want to use when running the tests.</text:p>
      <text:p text:style-name="P7"><text:span text:style-name="Source_20_Text">import datetime</text:span></text:p>
      <text:p text:style-name="P7"><text:span text:style-name="Source_20_Text">from django.test import TestCase</text:span></text:p>
      <text:p text:style-name="P7"><text:span text:style-name="Source_20_Text">from polls.models import Poll, Choice</text:span></text:p>
      <text:p text:style-name="P7"><text:span text:style-name="Source_20_Text">class PollsViewsTestCase(TestCase):</text:span></text:p>
      <text:p text:style-name="P7"><text:span text:style-name="Source_20_Text">    fixtures = ['polls_views_testdata.json']</text:span></text:p>
      <text:p text:style-name="P7"><text:span text:style-name="Source_20_Text">    def test_index(self):</text:span></text:p>
      <text:p text:style-name="P7"><text:span text:style-name="Source_20_Text">        resp = self.client.get('/polls/')</text:span></text:p>
      <text:p text:style-name="P7"><text:span text:style-name="Source_20_Text">        self.assertEqual(resp.status_code, 200)</text:span></text:p>
      <text:p text:style-name="P7"><text:span text:style-name="Source_20_Text">        self.assertTrue('latest_poll_list' in resp.context)</text:span></text:p>
      <text:p text:style-name="P6"><text:span text:style-name="Source_20_Text">        self.assertEqual([poll.pk for poll in resp.context['latest_poll_list']], [1])</text:span></text:p>
      <text:p text:style-name="Text_20_body">When we run our tests, we see that they still pass correctly:</text:p>
      <text:p text:style-name="Preformatted_20_Text"><text:span text:style-name="Source_20_Text">.</text:span></text:p>
      <text:p text:style-name="Preformatted_20_Text"><text:span text:style-name="Source_20_Text">----------------------------------------------------------------------</text:span></text:p>
      <text:p text:style-name="Preformatted_20_Text"><text:span text:style-name="Source_20_Text">Ran 1 test in 0.115s</text:span></text:p>
      <text:p text:style-name="P5"><text:span text:style-name="Source_20_Text">OK</text:span></text:p>
      <text:p text:style-name="Text_20_body">This is great! Let's add a few more tests to make sure the question &amp; choices are right as well.</text:p>
      <text:p text:style-name="P7"><text:span text:style-name="Source_20_Text">import datetime</text:span></text:p>
      <text:p text:style-name="P7"><text:span text:style-name="Source_20_Text">from django.test import TestCase</text:span></text:p>
      <text:p text:style-name="P7"><text:span text:style-name="Source_20_Text">from polls.models import Poll, Choice</text:span></text:p>
      <text:p text:style-name="P7"><text:span text:style-name="Source_20_Text">class PollsViewsTestCase(TestCase):</text:span></text:p>
      <text:p text:style-name="P7"><text:span text:style-name="Source_20_Text">    fixtures = ['polls_views_testdata.json']</text:span></text:p>
      <text:p text:style-name="P7"><text:span text:style-name="Source_20_Text">    def test_index(self):</text:span></text:p>
      <text:p text:style-name="P7"><text:span text:style-name="Source_20_Text">        resp = self.client.get('/polls/')</text:span></text:p>
      <text:p text:style-name="P7"><text:span text:style-name="Source_20_Text">        self.assertEqual(resp.status_code, 200)</text:span></text:p>
      <text:p text:style-name="P7"><text:span text:style-name="Source_20_Text">        self.assertTrue('latest_poll_list' in resp.context)</text:span></text:p>
      <text:p text:style-name="P7"><text:span text:style-name="Source_20_Text">        self.assertEqual([poll.pk for poll in resp.context['latest_poll_list']], [1])</text:span></text:p>
      <text:p text:style-name="P7"><text:span text:style-name="Source_20_Text">        poll_1 = resp.context['latest_poll_list'][0]</text:span></text:p>
      <text:p text:style-name="P7"><text:span text:style-name="Source_20_Text">        self.assertEqual(poll_1.question, 'Are you learning about testing in Django?')</text:span></text:p>
      <text:p text:style-name="P7"><text:span text:style-name="Source_20_Text">        self.assertEqual(poll_1.choice_set.count(), 2)</text:span></text:p>
      <text:p text:style-name="P7"><text:span text:style-name="Source_20_Text">        choices = poll_1.choice_set.all()</text:span></text:p>
      <text:p text:style-name="P7"><text:span text:style-name="Source_20_Text">        self.assertEqual(choices[0].choice, 'Yes')</text:span></text:p>
      <text:p text:style-name="P7"><text:span text:style-name="Source_20_Text">        self.assertEqual(choices[0].votes, 1)</text:span></text:p>
      <text:p text:style-name="P7"><text:span text:style-name="Source_20_Text">        self.assertEqual(choices[1].choice, 'No')</text:span></text:p>
      <text:p text:style-name="P6"><text:span text:style-name="Source_20_Text">        self.assertEqual(choices[1].votes, 0)</text:span></text:p>
      <text:p text:style-name="Text_20_body">We do some tests to make sure all the data we're expecting is there. Again, run the tests &amp; receive an all-clear:</text:p>
      <text:p text:style-name="Preformatted_20_Text"><text:span text:style-name="Source_20_Text">.</text:span></text:p>
      <text:p text:style-name="Preformatted_20_Text"><text:span text:style-name="Source_20_Text">----------------------------------------------------------------------</text:span></text:p>
      <text:p text:style-name="Preformatted_20_Text"><text:span text:style-name="Source_20_Text">Ran 1 test in 0.065s</text:span></text:p>
      <text:p text:style-name="P5"><text:span text:style-name="Source_20_Text">OK</text:span></text:p>
      <text:p text:style-name="Text_20_body"><text:soft-page-break/>Another point of note is that the individual <text:span text:style-name="Source_20_Text">test</text:span> methods are what count toward the overall test results, not each assertion. So while we've fleshed out our <text:span text:style-name="Source_20_Text">test_index</text:span> method, it's still only counted as one test.</text:p>
      <text:p text:style-name="Text_20_body"><text:span text:style-name="Strong_20_Emphasis">Tag:</text:span> 04-second-test<text:line-break/>To introduce, more coverage, let's test the <text:span text:style-name="Source_20_Text">detail</text:span> view. Add the following method to <text:span text:style-name="Source_20_Text">PollsViewsTestCase</text:span>:</text:p>
      <text:p text:style-name="P7"><text:span text:style-name="Source_20_Text">def test_detail(self):</text:span></text:p>
      <text:p text:style-name="P7"><text:span text:style-name="Source_20_Text">      resp = self.client.get('/polls/1/')</text:span></text:p>
      <text:p text:style-name="P7"><text:span text:style-name="Source_20_Text">      self.assertEqual(resp.status_code, 200)</text:span></text:p>
      <text:p text:style-name="P7"><text:span text:style-name="Source_20_Text">      self.assertEqual(resp.context['poll'].pk, 1)</text:span></text:p>
      <text:p text:style-name="P7"><text:span text:style-name="Source_20_Text">      self.assertEqual(resp.context['poll'].question, 'Are you learning about testing in Django?')</text:span></text:p>
      <text:p text:style-name="P7"><text:span text:style-name="Source_20_Text">      # Ensure that non-existent polls throw a 404.</text:span></text:p>
      <text:p text:style-name="P7"><text:span text:style-name="Source_20_Text">      resp = self.client.get('/polls/2/')</text:span></text:p>
      <text:p text:style-name="P6"><text:span text:style-name="Source_20_Text">      self.assertEqual(resp.status_code, 404)</text:span></text:p>
      <text:p text:style-name="Text_20_body">It uses all the same things we've already introduced, which is a very common pattern for views that simply display data. As a new twist, we're also checking to make sure that if a non-existent <text:span text:style-name="Source_20_Text">Poll</text:span> primary key is requested, that we're correctly serving an <text:span text:style-name="Source_20_Text">Http404</text:span>.</text:p>
      <text:p text:style-name="Text_20_body">Running the tests gives us:</text:p>
      <text:p text:style-name="P7"><text:span text:style-name="Source_20_Text">E.</text:span></text:p>
      <text:p text:style-name="P7"><text:span text:style-name="Source_20_Text">======================================================================</text:span></text:p>
      <text:p text:style-name="P7"><text:span text:style-name="Source_20_Text">ERROR: test_detail (polls.tests.PollsViewsTestCase)</text:span></text:p>
      <text:p text:style-name="P7"><text:span text:style-name="Source_20_Text">----------------------------------------------------------------------</text:span></text:p>
      <text:p text:style-name="P7"><text:span text:style-name="Source_20_Text">Traceback (most recent call last):</text:span></text:p>
      <text:p text:style-name="P7"><text:span text:style-name="Source_20_Text"># ... lots here...</text:span></text:p>
      <text:p text:style-name="P7"><text:span text:style-name="Source_20_Text">TemplateDoesNotExist: 404.html</text:span></text:p>
      <text:p text:style-name="P7"><text:span text:style-name="Source_20_Text">----------------------------------------------------------------------</text:span></text:p>
      <text:p text:style-name="P7"><text:span text:style-name="Source_20_Text">Ran 2 tests in 0.418s</text:span></text:p>
      <text:p text:style-name="P6"><text:span text:style-name="Source_20_Text">FAILED (errors=1)</text:span></text:p>
      <text:p text:style-name="Text_20_body">Oops! We made the common mistake of forgetting to add the <text:span text:style-name="Source_20_Text">404.html</text:span> and <text:span text:style-name="Source_20_Text">500.html</text:span> templates (since the test suite usually runs with <text:span text:style-name="Source_20_Text">settings.DEBUG = False</text:span>). We'll create those files (empty is fine for now) &amp; we're back to passing tests:</text:p>
      <text:p text:style-name="Preformatted_20_Text"><text:span text:style-name="Source_20_Text">..</text:span></text:p>
      <text:p text:style-name="Preformatted_20_Text"><text:span text:style-name="Source_20_Text">----------------------------------------------------------------------</text:span></text:p>
      <text:p text:style-name="Preformatted_20_Text"><text:span text:style-name="Source_20_Text">Ran 2 tests in 0.097s</text:span></text:p>
      <text:p text:style-name="P5"><text:span text:style-name="Source_20_Text">OK</text:span></text:p>
      <text:p text:style-name="Text_20_body">Since the <text:span text:style-name="Source_20_Text">results</text:span> view is largely the same (at least right now), tests for that a largely a duplicate of the <text:span text:style-name="Source_20_Text">test_detail</text:span> ones:</text:p>
      <text:p text:style-name="P7"><text:span text:style-name="Source_20_Text">def test_results(self):</text:span></text:p>
      <text:p text:style-name="P7"><text:span text:style-name="Source_20_Text">      resp = self.client.get('/polls/1/results/')</text:span></text:p>
      <text:p text:style-name="P7"><text:span text:style-name="Source_20_Text">      self.assertEqual(resp.status_code, 200)</text:span></text:p>
      <text:p text:style-name="P7"><text:span text:style-name="Source_20_Text">      self.assertEqual(resp.context['poll'].pk, 1)</text:span></text:p>
      <text:p text:style-name="P7"><text:span text:style-name="Source_20_Text">      self.assertEqual(resp.context['poll'].question, 'Are you learning about testing in Django?')</text:span></text:p>
      <text:p text:style-name="P7"><text:span text:style-name="Source_20_Text">      # Ensure that non-existent polls throw a 404.</text:span></text:p>
      <text:p text:style-name="P7"><text:span text:style-name="Source_20_Text">      resp = self.client.get('/polls/2/results/')</text:span></text:p>
      <text:p text:style-name="P6"><text:span text:style-name="Source_20_Text">      self.assertEqual(resp.status_code, 404)</text:span></text:p>
      <text:p text:style-name="Text_20_body">Running the tests gives us:</text:p>
      <text:p text:style-name="Preformatted_20_Text"><text:span text:style-name="Source_20_Text">...</text:span></text:p>
      <text:p text:style-name="Preformatted_20_Text"><text:span text:style-name="Source_20_Text">----------------------------------------------------------------------</text:span></text:p>
      <text:p text:style-name="Preformatted_20_Text"><text:span text:style-name="Source_20_Text">Ran 3 tests in 0.079s</text:span></text:p>
      <text:p text:style-name="P5"><text:span text:style-name="Source_20_Text">OK</text:span></text:p>
      <text:p text:style-name="Text_20_body">This is actually very important, even though those tests are trivial, because those views could change in the future &amp; having test coverage helps ensure that things aren't broken. As we refactor parts of the app in the next installment, you'll see how this can be impor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S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SG"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57in" fo:margin-bottom="0.3909in" fo:margin-left="0.3335in" fo:margin-right="0.309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ema </meta:initial-creator>
    <meta:creation-date>2012-01-21T23:23:27</meta:creation-date>
    <meta:document-statistic meta:table-count="0" meta:image-count="0" meta:object-count="0" meta:page-count="5" meta:paragraph-count="207" meta:word-count="1772" meta:character-count="13198" meta:non-whitespace-character-count="11127"/>
    <dc:date>2012-01-21T23:31:28</dc:date>
    <dc:creator>Reema </dc:creator>
    <meta:editing-duration>PT8M2S</meta:editing-duration>
    <meta:editing-cycles>1</meta:editing-cycles>
    <meta:generator>LibreOffice/3.4$Linux LibreOffice_project/340m1$Build-302</meta:generator>
  </office:meta>
</office:document-meta>
</file>